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98cm" svg:x="3.535cm" svg:y="11.6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text:span text:style-name="T1">0</text:span></text:p>
              </table:table-cell>
              <table:table-cell>
                <text:p text:style-name="P1">a<text:span text:style-name="T1">1</text:span></text:p>
              </table:table-cell>
              <table:table-cell>
                <text:p text:style-name="P1">a<text:span text:style-name="T1">2</text:span></text:p>
              </table:table-cell>
              <table:table-cell>
                <text:p text:style-name="P1">a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98cm" svg:x="3.582cm" svg:y="15.1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b<text:span text:style-name="T1">0</text:span></text:p>
              </table:table-cell>
              <table:table-cell>
                <text:p text:style-name="P1">b<text:span text:style-name="T1">1</text:span></text:p>
              </table:table-cell>
              <table:table-cell>
                <text:p text:style-name="P1">b<text:span text:style-name="T1">2</text:span></text:p>
              </table:table-cell>
              <table:table-cell>
                <text:p text:style-name="P1">b<text:span text:style-name="T1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1.998cm" svg:x="3.681cm" svg:y="18.8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text:span text:style-name="T1">0</text:span>+b<text:span text:style-name="T1">0</text:span></text:p>
              </table:table-cell>
              <table:table-cell>
                <text:p text:style-name="P1">a<text:span text:style-name="T1">1</text:span>+b<text:span text:style-name="T1">1</text:span></text:p>
              </table:table-cell>
              <table:table-cell>
                <text:p text:style-name="P1">a<text:span text:style-name="T1">2</text:span>+b<text:span text:style-name="T1">2</text:span></text:p>
              </table:table-cell>
              <table:table-cell>
                <text:p text:style-name="P1">a<text:span text:style-name="T1">3</text:span>+b<text:span text:style-name="T1">3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1" draw:text-style-name="P2" draw:layer="layout" svg:x1="10cm" svg:y1="14.375cm" svg:x2="11.25cm" svg:y2="14.375cm">
            <text:p/>
          </draw:line>
          <draw:line draw:style-name="gr1" draw:text-style-name="P2" draw:layer="layout" svg:x1="10.625cm" svg:y1="15cm" svg:x2="10.625cm" svg:y2="13.75cm">
            <text:p/>
          </draw:line>
        </draw:g>
        <draw:line draw:style-name="gr1" draw:text-style-name="P2" draw:layer="layout" svg:x1="10cm" svg:y1="18.25cm" svg:x2="11.25cm" svg:y2="18.25cm">
          <text:p/>
        </draw:line>
        <draw:line draw:style-name="gr1" draw:text-style-name="P2" draw:layer="layout" svg:x1="10cm" svg:y1="17.85cm" svg:x2="11.25cm" svg:y2="17.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2T10:47:09.536713989</meta:creation-date>
    <dc:date>2020-10-02T11:13:05.920349549</dc:date>
    <meta:editing-duration>PT15M46S</meta:editing-duration>
    <meta:editing-cycles>1</meta:editing-cycles>
    <meta:document-statistic meta:object-count="8"/>
    <meta:generator>LibreOffice/7.0.1.2$Linux_X86_64 LibreOffice_project/00$Build-2</meta:generator>
  </office:meta>
</office:document-meta>
</file>